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1e7c745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6f4" style:text-blinking="false" fo:background-color="transparent"/>
    </style:style>
    <style:style style:name="P3" style:family="paragraph" style:parent-style-name="Standard">
      <style:text-properties style:font-name="Liberation Serif" officeooo:rsid="019305df" officeooo:paragraph-rsid="019305df"/>
    </style:style>
    <style:style style:name="P4" style:family="paragraph" style:parent-style-name="Standard">
      <style:text-properties style:font-name="Liberation Serif" officeooo:rsid="0193f2a4" officeooo:paragraph-rsid="01acdcc5"/>
    </style:style>
    <style:style style:name="P5" style:family="paragraph" style:parent-style-name="Standard">
      <style:text-properties style:font-name="Liberation Serif" officeooo:rsid="01934c6a" officeooo:paragraph-rsid="01b8e200" fo:background-color="transparent"/>
    </style:style>
    <style:style style:name="P6" style:family="paragraph" style:parent-style-name="Standard">
      <style:text-properties style:font-name="Liberation Serif" officeooo:rsid="01934c6a" officeooo:paragraph-rsid="019bed0c" fo:background-color="transparent"/>
    </style:style>
    <style:style style:name="P7" style:family="paragraph" style:parent-style-name="Standard">
      <style:text-properties style:font-name="Liberation Serif" officeooo:rsid="01934c6a" officeooo:paragraph-rsid="0210bfd4" fo:background-color="transparent"/>
    </style:style>
    <style:style style:name="P8" style:family="paragraph" style:parent-style-name="Standard">
      <style:text-properties style:font-name="Liberation Serif" officeooo:rsid="0195c444" officeooo:paragraph-rsid="01dff45a" fo:background-color="transparent"/>
    </style:style>
    <style:style style:name="P9" style:family="paragraph" style:parent-style-name="Standard">
      <style:text-properties style:font-name="Liberation Serif" officeooo:rsid="009f208a" officeooo:paragraph-rsid="0231786e" fo:background-color="transparent"/>
    </style:style>
    <style:style style:name="P10" style:family="paragraph" style:parent-style-name="Standard">
      <style:text-properties style:font-name="Liberation Serif" officeooo:rsid="0195c444" officeooo:paragraph-rsid="019bed0c"/>
    </style:style>
    <style:style style:name="P11" style:family="paragraph" style:parent-style-name="Standard">
      <style:text-properties style:font-name="Liberation Serif" fo:font-weight="normal" officeooo:rsid="019bed0c" officeooo:paragraph-rsid="01acdcc5" fo:background-color="transparent" style:font-weight-asian="normal" style:font-weight-complex="normal"/>
    </style:style>
    <style:style style:name="P12" style:family="paragraph" style:parent-style-name="Standard">
      <style:text-properties style:font-name="Liberation Serif" officeooo:rsid="019eb64d" officeooo:paragraph-rsid="01c247bb"/>
    </style:style>
    <style:style style:name="P13" style:family="paragraph" style:parent-style-name="Standard">
      <style:text-properties style:font-name="Liberation Serif" officeooo:paragraph-rsid="02202d2d"/>
    </style:style>
    <style:style style:name="P14" style:family="paragraph" style:parent-style-name="Standard">
      <style:text-properties style:font-name="Liberation Serif" fo:font-style="normal" officeooo:rsid="01974939" officeooo:paragraph-rsid="01c21187" style:font-style-asian="normal" style:font-style-complex="normal"/>
    </style:style>
    <style:style style:name="P15" style:family="paragraph" style:parent-style-name="Standard">
      <style:text-properties style:font-name="Liberation Serif" fo:font-style="normal" officeooo:rsid="01974939" officeooo:paragraph-rsid="019bed0c" style:font-style-asian="normal" style:font-style-complex="normal"/>
    </style:style>
    <style:style style:name="P16" style:family="paragraph" style:parent-style-name="Standard">
      <style:text-properties style:font-name="Liberation Serif" fo:font-style="normal" officeooo:rsid="01974939" officeooo:paragraph-rsid="01a7d360" style:font-style-asian="normal" style:font-style-complex="normal"/>
    </style:style>
    <style:style style:name="P17" style:family="paragraph" style:parent-style-name="Standard">
      <style:text-properties style:font-name="Liberation Serif" fo:font-style="normal" officeooo:rsid="0195c444" officeooo:paragraph-rsid="019bed0c" style:font-style-asian="normal" style:font-style-complex="normal"/>
    </style:style>
    <style:style style:name="P18" style:family="paragraph" style:parent-style-name="Standard">
      <style:text-properties style:font-name="Liberation Serif" fo:font-style="normal" officeooo:rsid="01974b02" officeooo:paragraph-rsid="01a7d360" style:font-style-asian="normal" style:font-style-complex="normal"/>
    </style:style>
    <style:style style:name="P19" style:family="paragraph" style:parent-style-name="Standard">
      <style:text-properties officeooo:paragraph-rsid="01992610"/>
    </style:style>
    <style:style style:name="P20" style:family="paragraph" style:parent-style-name="Standard">
      <style:text-properties fo:font-weight="bold" officeooo:rsid="00d93746" officeooo:paragraph-rsid="01acdcc5" style:font-weight-asian="bold" style:font-weight-complex="bold"/>
    </style:style>
    <style:style style:name="P21" style:family="paragraph" style:parent-style-name="Standard">
      <style:text-properties fo:font-weight="bold" officeooo:rsid="00d93746" officeooo:paragraph-rsid="02202d2d" style:font-weight-asian="bold" style:font-weight-complex="bold"/>
    </style:style>
    <style:style style:name="P22" style:family="paragraph" style:parent-style-name="Standard">
      <style:text-properties fo:font-weight="bold" officeooo:rsid="006921b1" officeooo:paragraph-rsid="02202d2d" style:font-weight-asian="bold" style:font-weight-complex="bold"/>
    </style:style>
    <style:style style:name="P23" style:family="paragraph" style:parent-style-name="Standard">
      <style:text-properties fo:font-weight="bold" officeooo:paragraph-rsid="02273a41" fo:background-color="#fff200" style:font-weight-asian="bold" style:font-weight-complex="bold"/>
    </style:style>
    <style:style style:name="P24" style:family="paragraph" style:parent-style-name="Standard">
      <style:text-properties fo:font-weight="normal" officeooo:rsid="0053ae99" officeooo:paragraph-rsid="01b5d96b" style:font-weight-asian="normal" style:font-weight-complex="normal"/>
    </style:style>
    <style:style style:name="P25" style:family="paragraph" style:parent-style-name="Standard">
      <style:text-properties fo:font-weight="normal" officeooo:rsid="0053ae99" officeooo:paragraph-rsid="02202d2d" style:font-weight-asian="normal" style:font-weight-complex="normal"/>
    </style:style>
    <style:style style:name="P26" style:family="paragraph" style:parent-style-name="Standard">
      <style:text-properties fo:font-weight="normal" officeooo:rsid="01b2b3ed" officeooo:paragraph-rsid="02202d2d" style:font-weight-asian="normal" style:font-weight-complex="normal"/>
    </style:style>
    <style:style style:name="P27" style:family="paragraph" style:parent-style-name="Standard">
      <style:text-properties fo:font-weight="normal" officeooo:rsid="00da57c4" officeooo:paragraph-rsid="01b5d96b" style:font-weight-asian="normal" style:font-weight-complex="normal"/>
    </style:style>
    <style:style style:name="P28" style:family="paragraph" style:parent-style-name="Standard">
      <style:text-properties fo:font-weight="normal" officeooo:rsid="006e9c4b" officeooo:paragraph-rsid="02202d2d" style:font-weight-asian="normal" style:font-weight-complex="normal"/>
    </style:style>
    <style:style style:name="P29" style:family="paragraph" style:parent-style-name="Standard">
      <style:text-properties fo:font-weight="normal" officeooo:rsid="006e9c4b" officeooo:paragraph-rsid="02273a41" style:font-weight-asian="normal" style:font-weight-complex="normal"/>
    </style:style>
    <style:style style:name="P30" style:family="paragraph" style:parent-style-name="Standard">
      <style:text-properties fo:font-weight="normal" officeooo:rsid="006e9c4b" officeooo:paragraph-rsid="023cceb6" style:font-weight-asian="normal" style:font-weight-complex="normal"/>
    </style:style>
    <style:style style:name="P31" style:family="paragraph" style:parent-style-name="Standard">
      <style:text-properties fo:font-weight="normal" officeooo:rsid="006921b1" officeooo:paragraph-rsid="02202d2d" style:font-weight-asian="normal" style:font-weight-complex="normal"/>
    </style:style>
    <style:style style:name="P32" style:family="paragraph" style:parent-style-name="Standard">
      <style:text-properties fo:font-weight="normal" officeooo:rsid="00944538" officeooo:paragraph-rsid="02202d2d" style:font-weight-asian="normal" style:font-weight-complex="normal"/>
    </style:style>
    <style:style style:name="P33" style:family="paragraph" style:parent-style-name="Standard">
      <style:text-properties fo:font-weight="normal" officeooo:rsid="01b7d5c0" officeooo:paragraph-rsid="02273a41" style:font-weight-asian="normal" style:font-weight-complex="normal"/>
    </style:style>
    <style:style style:name="P34" style:family="paragraph" style:parent-style-name="Standard">
      <style:text-properties fo:font-weight="normal" officeooo:rsid="0212cc92" officeooo:paragraph-rsid="02273a41" style:font-weight-asian="normal" style:font-weight-complex="normal"/>
    </style:style>
    <style:style style:name="P35" style:family="paragraph" style:parent-style-name="Standard">
      <style:text-properties fo:font-weight="normal" officeooo:rsid="006921b1" officeooo:paragraph-rsid="01acdcc5" fo:background-color="transparent" style:font-weight-asian="normal" style:font-weight-complex="normal"/>
    </style:style>
    <style:style style:name="P36" style:family="paragraph" style:parent-style-name="Standard">
      <style:text-properties fo:font-weight="normal" officeooo:rsid="01236358" officeooo:paragraph-rsid="02202d2d" fo:background-color="transparent" style:font-weight-asian="normal" style:font-weight-complex="normal"/>
    </style:style>
    <style:style style:name="P37" style:family="paragraph" style:parent-style-name="Standard">
      <style:text-properties fo:font-weight="normal" officeooo:rsid="01992610" officeooo:paragraph-rsid="0204d25f" fo:background-color="transparent" style:font-weight-asian="normal" style:font-weight-complex="normal"/>
    </style:style>
    <style:style style:name="P38" style:family="paragraph" style:parent-style-name="Standard">
      <style:text-properties officeooo:rsid="006921b1" officeooo:paragraph-rsid="01acdcc5"/>
    </style:style>
    <style:style style:name="P39" style:family="paragraph" style:parent-style-name="Standard">
      <style:text-properties officeooo:rsid="004e5d74" officeooo:paragraph-rsid="02202d2d" fo:background-color="transparent"/>
    </style:style>
    <style:style style:name="P40" style:family="paragraph" style:parent-style-name="Standard">
      <style:text-properties officeooo:rsid="01a395b3" officeooo:paragraph-rsid="01b7d5c0" fo:background-color="transparent"/>
    </style:style>
    <style:style style:name="P41" style:family="paragraph" style:parent-style-name="Standard">
      <style:text-properties officeooo:paragraph-rsid="01992610" fo:background-color="transparent"/>
    </style:style>
    <style:style style:name="P42" style:family="paragraph" style:parent-style-name="Standard">
      <style:text-properties officeooo:rsid="0212cc92" officeooo:paragraph-rsid="02273a41" fo:background-color="transparent"/>
    </style:style>
    <style:style style:name="P43" style:family="paragraph" style:parent-style-name="Standard">
      <style:text-properties officeooo:rsid="0053ae99" officeooo:paragraph-rsid="0231786e" fo:background-color="transparent"/>
    </style:style>
    <style:style style:name="P44" style:family="paragraph" style:parent-style-name="Standard">
      <style:text-properties officeooo:paragraph-rsid="01acdcc5"/>
    </style:style>
    <style:style style:name="P45" style:family="paragraph" style:parent-style-name="Standard">
      <style:text-properties officeooo:paragraph-rsid="01b8e200"/>
    </style:style>
    <style:style style:name="P46" style:family="paragraph" style:parent-style-name="Standard">
      <style:text-properties fo:color="#000000" officeooo:paragraph-rsid="01acdcc5"/>
    </style:style>
    <style:style style:name="P47" style:family="paragraph" style:parent-style-name="Standard">
      <style:text-properties officeooo:paragraph-rsid="01e31bc3"/>
    </style:style>
    <style:style style:name="P48" style:family="paragraph" style:parent-style-name="Standard">
      <style:text-properties officeooo:paragraph-rsid="0204d25f"/>
    </style:style>
    <style:style style:name="P49" style:family="paragraph" style:parent-style-name="Standard">
      <style:text-properties officeooo:rsid="004e5d74" officeooo:paragraph-rsid="02202d2d"/>
    </style:style>
    <style:style style:name="P50" style:family="paragraph" style:parent-style-name="Standard">
      <style:text-properties officeooo:rsid="01236358" officeooo:paragraph-rsid="02202d2d"/>
    </style:style>
    <style:style style:name="P51" style:family="paragraph" style:parent-style-name="Standard">
      <style:text-properties officeooo:paragraph-rsid="02202d2d"/>
    </style:style>
    <style:style style:name="P52" style:family="paragraph" style:parent-style-name="Standard">
      <style:text-properties officeooo:rsid="006e9c4b" officeooo:paragraph-rsid="02273a41"/>
    </style:style>
    <style:style style:name="P53" style:family="paragraph" style:parent-style-name="Standard">
      <style:text-properties officeooo:rsid="0212cc92" officeooo:paragraph-rsid="02273a41"/>
    </style:style>
    <style:style style:name="P54" style:family="paragraph" style:parent-style-name="Standard">
      <style:text-properties officeooo:paragraph-rsid="0210bfd4"/>
    </style:style>
    <style:style style:name="P55" style:family="paragraph" style:parent-style-name="Standard">
      <style:text-properties officeooo:paragraph-rsid="02273a41"/>
    </style:style>
    <style:style style:name="P56" style:family="paragraph" style:parent-style-name="Standard">
      <style:text-properties officeooo:paragraph-rsid="01bf33d8"/>
    </style:style>
    <style:style style:name="P57" style:family="paragraph" style:parent-style-name="Standard">
      <style:text-properties officeooo:rsid="01a395b3" officeooo:paragraph-rsid="0204d25f" fo:background-color="#fff200"/>
    </style:style>
    <style:style style:name="P58" style:family="paragraph" style:parent-style-name="Standard">
      <style:text-properties officeooo:rsid="023eb076" officeooo:paragraph-rsid="023eb076"/>
    </style:style>
    <style:style style:name="P59" style:family="paragraph" style:parent-style-name="Text_20_body">
      <style:paragraph-properties fo:text-align="center" style:justify-single-word="false"/>
      <style:text-properties fo:font-size="16pt" officeooo:rsid="0190b051" officeooo:paragraph-rsid="0190b051" style:font-size-asian="16pt" style:font-size-complex="16pt"/>
    </style:style>
    <style:style style:name="P60" style:family="paragraph" style:parent-style-name="Title">
      <style:text-properties fo:font-size="26pt" officeooo:rsid="0190b051" officeooo:paragraph-rsid="0190b051" style:font-size-asian="26pt" style:font-size-complex="26pt"/>
    </style:style>
    <style:style style:name="P61" style:family="paragraph" style:parent-style-name="Heading_20_1">
      <style:text-properties style:font-name="Liberation Sans"/>
    </style:style>
    <style:style style:name="P62" style:family="paragraph" style:parent-style-name="Heading_20_1">
      <style:text-properties style:font-name="Liberation Sans" officeooo:rsid="00d924e1" officeooo:paragraph-rsid="01acdcc5"/>
    </style:style>
    <style:style style:name="P63" style:family="paragraph" style:parent-style-name="Heading_20_1">
      <style:text-properties style:font-name="Liberation Sans" officeooo:rsid="019bed0c" officeooo:paragraph-rsid="019bed0c"/>
    </style:style>
    <style:style style:name="T1" style:family="text">
      <style:text-properties style:text-position="super 58%" officeooo:rsid="007dee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e5d74" style:font-weight-asian="bold" style:font-weight-complex="bold"/>
    </style:style>
    <style:style style:name="T4" style:family="text">
      <style:text-properties fo:font-weight="bold" officeooo:rsid="01bdeb38" style:font-weight-asian="bold" style:font-weight-complex="bold"/>
    </style:style>
    <style:style style:name="T5" style:family="text">
      <style:text-properties fo:font-weight="bold" officeooo:rsid="007306ea" style:font-weight-asian="bold" style:font-weight-complex="bold"/>
    </style:style>
    <style:style style:name="T6" style:family="text">
      <style:text-properties fo:font-weight="bold" officeooo:rsid="0217ce1f" style:font-weight-asian="bold" style:font-weight-complex="bold"/>
    </style:style>
    <style:style style:name="T7" style:family="text">
      <style:text-properties fo:font-weight="bold" officeooo:rsid="00704f52" style:font-weight-asian="bold" style:font-weight-complex="bold"/>
    </style:style>
    <style:style style:name="T8" style:family="text">
      <style:text-properties fo:font-weight="bold" officeooo:rsid="02273a41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1992610" fo:background-color="transparent" loext:char-shading-value="0" style:font-weight-asian="bold" style:font-weight-complex="bold"/>
    </style:style>
    <style:style style:name="T11" style:family="text">
      <style:text-properties fo:font-weight="bold" officeooo:rsid="019bed0c" fo:background-color="transparent" loext:char-shading-value="0" style:font-weight-asian="bold" style:font-weight-complex="bold"/>
    </style:style>
    <style:style style:name="T12" style:family="text">
      <style:text-properties fo:font-weight="bold" officeooo:rsid="00947533" fo:background-color="transparent" loext:char-shading-value="0" style:font-weight-asian="bold" style:font-weight-complex="bold"/>
    </style:style>
    <style:style style:name="T13" style:family="text">
      <style:text-properties fo:font-weight="bold" officeooo:rsid="00b2af7d" fo:background-color="transparent" loext:char-shading-value="0" style:font-weight-asian="bold" style:font-weight-complex="bold"/>
    </style:style>
    <style:style style:name="T14" style:family="text">
      <style:text-properties fo:font-weight="normal" officeooo:rsid="019bed0c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6921b1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7306ea" fo:background-color="transparent" loext:char-shading-value="0" style:font-weight-asian="normal" style:font-weight-complex="normal"/>
    </style:style>
    <style:style style:name="T17" style:family="text">
      <style:text-properties fo:font-weight="normal" officeooo:rsid="01992610" fo:background-color="transparent" loext:char-shading-value="0" style:font-weight-asian="normal" style:font-weight-complex="normal"/>
    </style:style>
    <style:style style:name="T18" style:family="text">
      <style:text-properties fo:font-weight="normal" officeooo:rsid="01958693" fo:background-color="transparent" loext:char-shading-value="0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958693" style:font-weight-asian="normal" style:font-weight-complex="normal"/>
    </style:style>
    <style:style style:name="T21" style:family="text">
      <style:text-properties fo:font-weight="normal" officeooo:rsid="01acdcc5" style:font-weight-asian="normal" style:font-weight-complex="normal"/>
    </style:style>
    <style:style style:name="T22" style:family="text">
      <style:text-properties fo:font-weight="normal" officeooo:rsid="0056801f" style:font-weight-asian="normal" style:font-weight-complex="normal"/>
    </style:style>
    <style:style style:name="T23" style:family="text">
      <style:text-properties fo:font-weight="normal" officeooo:rsid="01a1cc99" style:font-weight-asian="normal" style:font-weight-complex="normal"/>
    </style:style>
    <style:style style:name="T24" style:family="text">
      <style:text-properties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style:font-name="Liberation Serif" fo:font-style="normal" fo:font-weight="bold" officeooo:rsid="019305df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style:font-name="Liberation Serif" fo:font-style="normal" fo:font-weight="bold" officeooo:rsid="01b44494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style:font-name="Liberation Serif" fo:font-style="normal" fo:font-weight="bold" officeooo:rsid="01b4599b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style:font-name="Liberation Serif" fo:font-style="normal" fo:font-weight="bold" officeooo:rsid="0053ae99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style:font-name="Liberation Serif" fo:font-style="normal" fo:font-weight="bold" officeooo:rsid="004e5d74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style:font-name="Liberation Serif" fo:font-style="normal" fo:font-weight="bold" officeooo:rsid="006ad88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style:font-name="Liberation Serif" fo:font-style="normal" fo:font-weight="bold" officeooo:rsid="00a9c481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style:font-name="Liberation Serif" fo:font-style="normal" fo:font-weight="bold" officeooo:rsid="01b2b3ed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style:font-name="Liberation Serif" fo:font-style="normal" fo:font-weight="bold" officeooo:rsid="0092b7e7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style:font-name="Liberation Serif" fo:font-style="normal" fo:font-weight="bold" officeooo:rsid="0124cb4a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style:font-name="Liberation Serif" fo:font-style="normal" fo:font-weight="bold" officeooo:rsid="02364625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style:font-name="Liberation Serif" fo:font-style="normal" fo:font-weight="bold" officeooo:rsid="0210bfd4" style:font-style-asian="normal" style:font-weight-asian="bold" style:font-style-complex="normal" style:font-weight-complex="bold"/>
    </style:style>
    <style:style style:name="T37" style:family="text">
      <style:text-properties style:font-name="Liberation Serif" fo:font-style="normal" fo:font-weight="normal" officeooo:rsid="007306ea" style:font-style-asian="normal" style:font-weight-asian="normal" style:font-style-complex="normal" style:font-weight-complex="normal"/>
    </style:style>
    <style:style style:name="T38" style:family="text">
      <style:text-properties style:font-name="Liberation Serif" fo:font-style="normal" fo:font-weight="normal" officeooo:rsid="01b8e200" style:font-style-asian="normal" style:font-weight-asian="normal" style:font-style-complex="normal" style:font-weight-complex="normal"/>
    </style:style>
    <style:style style:name="T39" style:family="text">
      <style:text-properties style:font-name="Liberation Serif" fo:font-style="normal" fo:font-weight="normal" officeooo:rsid="01ba61a6" style:font-style-asian="normal" style:font-weight-asian="normal" style:font-style-complex="normal" style:font-weight-complex="normal"/>
    </style:style>
    <style:style style:name="T40" style:family="text">
      <style:text-properties style:font-name="Liberation Serif" fo:font-style="normal" fo:font-weight="normal" officeooo:rsid="01bdeb38" style:font-style-asian="normal" style:font-weight-asian="normal" style:font-style-complex="normal" style:font-weight-complex="normal"/>
    </style:style>
    <style:style style:name="T41" style:family="text">
      <style:text-properties style:font-name="Liberation Serif" fo:font-style="normal" fo:font-weight="normal" officeooo:rsid="019eb64d" style:font-style-asian="normal" style:font-weight-asian="normal" style:font-style-complex="normal" style:font-weight-complex="normal"/>
    </style:style>
    <style:style style:name="T42" style:family="text">
      <style:text-properties style:font-name="Liberation Serif" fo:font-style="normal" fo:font-weight="normal" officeooo:rsid="01b44494" style:font-style-asian="normal" style:font-weight-asian="normal" style:font-style-complex="normal" style:font-weight-complex="normal"/>
    </style:style>
    <style:style style:name="T43" style:family="text">
      <style:text-properties style:font-name="Liberation Serif" fo:font-style="normal" fo:font-weight="normal" officeooo:rsid="0053ae99" style:font-style-asian="normal" style:font-weight-asian="normal" style:font-style-complex="normal" style:font-weight-complex="normal"/>
    </style:style>
    <style:style style:name="T44" style:family="text">
      <style:text-properties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45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font-name="Liberation Serif" fo:font-style="normal" fo:font-weight="normal" officeooo:rsid="01b44494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font-name="Liberation Serif" fo:font-style="normal" fo:font-weight="normal" officeooo:rsid="01b2b3ed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style:font-name="Liberation Serif" fo:font-style="normal" fo:font-weight="normal" officeooo:rsid="0193f2a4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style:font-name="Liberation Serif" fo:font-style="normal" fo:font-weight="normal" officeooo:rsid="01e1bf7e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style:font-name="Liberation Serif" fo:font-style="normal" fo:font-weight="normal" officeooo:rsid="01bf33d8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font-name="Liberation Serif" fo:font-style="normal" fo:font-weight="normal" officeooo:rsid="004e5d74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style:font-name="Liberation Serif" fo:font-style="normal" fo:font-weight="normal" officeooo:rsid="00fec5d0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style:font-name="Liberation Serif" fo:font-style="normal" fo:font-weight="normal" officeooo:rsid="0204d25f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0f2e337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07306ea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style:font-name="Liberation Serif" fo:font-style="normal" fo:font-weight="normal" officeooo:rsid="00b5d420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style:font-name="Liberation Serif" fo:font-style="normal" fo:font-weight="normal" officeooo:rsid="019305df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style:font-name="Liberation Serif" fo:font-style="normal" fo:font-weight="normal" officeooo:rsid="02364625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style:font-name="Liberation Serif" fo:font-style="normal" fo:font-weight="normal" officeooo:rsid="0204d25f" fo:background-color="#fff200" loext:char-shading-value="0" style:font-style-asian="normal" style:font-weight-asian="normal" style:font-style-complex="normal" style:font-weight-complex="normal"/>
    </style:style>
    <style:style style:name="T62" style:family="text">
      <style:text-properties style:font-name="Liberation Serif" fo:font-style="normal" fo:background-color="transparent" loext:char-shading-value="0" style:font-style-asian="normal" style:font-style-complex="normal"/>
    </style:style>
    <style:style style:name="T63" style:family="text">
      <style:text-properties style:font-name="Liberation Serif" fo:font-style="normal" officeooo:rsid="004e5d74" fo:background-color="transparent" loext:char-shading-value="0" style:font-style-asian="normal" style:font-style-complex="normal"/>
    </style:style>
    <style:style style:name="T64" style:family="text">
      <style:text-properties style:font-name="Liberation Serif" fo:font-style="normal" officeooo:rsid="00558d39" fo:background-color="transparent" loext:char-shading-value="0" style:font-style-asian="normal" style:font-style-complex="normal"/>
    </style:style>
    <style:style style:name="T65" style:family="text">
      <style:text-properties style:font-name="Liberation Serif" fo:font-style="normal" officeooo:rsid="00d93746" fo:background-color="transparent" loext:char-shading-value="0" style:font-style-asian="normal" style:font-style-complex="normal"/>
    </style:style>
    <style:style style:name="T66" style:family="text">
      <style:text-properties style:font-name="Liberation Serif" fo:font-style="normal" officeooo:rsid="019305df" fo:background-color="transparent" loext:char-shading-value="0" style:font-style-asian="normal" style:font-style-complex="normal"/>
    </style:style>
    <style:style style:name="T67" style:family="text">
      <style:text-properties style:font-name="Liberation Serif" fo:font-style="normal" officeooo:rsid="00589301" fo:background-color="transparent" loext:char-shading-value="0" style:font-style-asian="normal" style:font-style-complex="normal"/>
    </style:style>
    <style:style style:name="T68" style:family="text">
      <style:text-properties style:font-name="Liberation Serif" fo:font-style="normal" officeooo:rsid="006ad88e" fo:background-color="transparent" loext:char-shading-value="0" style:font-style-asian="normal" style:font-style-complex="normal"/>
    </style:style>
    <style:style style:name="T69" style:family="text">
      <style:text-properties style:font-name="Liberation Serif" fo:font-style="normal" officeooo:rsid="0053ae99" fo:background-color="transparent" loext:char-shading-value="0" style:font-style-asian="normal" style:font-style-complex="normal"/>
    </style:style>
    <style:style style:name="T70" style:family="text">
      <style:text-properties style:font-name="Liberation Serif" fo:font-style="normal" officeooo:rsid="01b44494" fo:background-color="transparent" loext:char-shading-value="0" style:font-style-asian="normal" style:font-style-complex="normal"/>
    </style:style>
    <style:style style:name="T71" style:family="text">
      <style:text-properties style:font-name="Liberation Serif" fo:font-style="normal" officeooo:rsid="01b4599b" fo:background-color="transparent" loext:char-shading-value="0" style:font-style-asian="normal" style:font-style-complex="normal"/>
    </style:style>
    <style:style style:name="T72" style:family="text">
      <style:text-properties style:font-name="Liberation Serif" fo:font-style="normal" officeooo:rsid="01b5d96b" fo:background-color="transparent" loext:char-shading-value="0" style:font-style-asian="normal" style:font-style-complex="normal"/>
    </style:style>
    <style:style style:name="T73" style:family="text">
      <style:text-properties style:font-name="Liberation Serif" fo:font-style="normal" officeooo:rsid="01b7d5c0" fo:background-color="transparent" loext:char-shading-value="0" style:font-style-asian="normal" style:font-style-complex="normal"/>
    </style:style>
    <style:style style:name="T74" style:family="text">
      <style:text-properties style:font-name="Liberation Serif" fo:font-style="normal" officeooo:rsid="00b5d420" fo:background-color="transparent" loext:char-shading-value="0" style:font-style-asian="normal" style:font-style-complex="normal"/>
    </style:style>
    <style:style style:name="T75" style:family="text">
      <style:text-properties style:font-name="Liberation Serif" fo:font-style="normal" officeooo:rsid="00fec5d0" fo:background-color="transparent" loext:char-shading-value="0" style:font-style-asian="normal" style:font-style-complex="normal"/>
    </style:style>
    <style:style style:name="T76" style:family="text">
      <style:text-properties style:font-name="Liberation Serif" fo:font-style="normal" officeooo:rsid="00a9c481" fo:background-color="transparent" loext:char-shading-value="0" style:font-style-asian="normal" style:font-style-complex="normal"/>
    </style:style>
    <style:style style:name="T77" style:family="text">
      <style:text-properties style:font-name="Liberation Serif" fo:font-style="normal" officeooo:rsid="0204d25f" fo:background-color="transparent" loext:char-shading-value="0" style:font-style-asian="normal" style:font-style-complex="normal"/>
    </style:style>
    <style:style style:name="T78" style:family="text">
      <style:text-properties style:font-name="Liberation Serif" fo:font-style="normal" officeooo:rsid="01b2b3ed" fo:background-color="transparent" loext:char-shading-value="0" style:font-style-asian="normal" style:font-style-complex="normal"/>
    </style:style>
    <style:style style:name="T79" style:family="text">
      <style:text-properties style:font-name="Liberation Serif" fo:font-style="normal" officeooo:rsid="0102b72f" fo:background-color="transparent" loext:char-shading-value="0" style:font-style-asian="normal" style:font-style-complex="normal"/>
    </style:style>
    <style:style style:name="T80" style:family="text">
      <style:text-properties style:font-name="Liberation Serif" fo:font-style="normal" officeooo:rsid="007b0faf" fo:background-color="transparent" loext:char-shading-value="0" style:font-style-asian="normal" style:font-style-complex="normal"/>
    </style:style>
    <style:style style:name="T81" style:family="text">
      <style:text-properties style:font-name="Liberation Serif" fo:font-style="normal" officeooo:rsid="01297c88" fo:background-color="transparent" loext:char-shading-value="0" style:font-style-asian="normal" style:font-style-complex="normal"/>
    </style:style>
    <style:style style:name="T82" style:family="text">
      <style:text-properties style:font-name="Liberation Serif" fo:font-style="normal" officeooo:rsid="023cceb6" fo:background-color="transparent" loext:char-shading-value="0" style:font-style-asian="normal" style:font-style-complex="normal"/>
    </style:style>
    <style:style style:name="T83" style:family="text">
      <style:text-properties style:font-name="Liberation Serif" officeooo:rsid="019305df" fo:background-color="transparent" loext:char-shading-value="0"/>
    </style:style>
    <style:style style:name="T84" style:family="text">
      <style:text-properties style:font-name="Liberation Serif" officeooo:rsid="01562b42" fo:background-color="transparent" loext:char-shading-value="0"/>
    </style:style>
    <style:style style:name="T85" style:family="text">
      <style:text-properties style:font-name="Liberation Serif" fo:font-weight="bold" officeooo:rsid="019305df" fo:background-color="transparent" loext:char-shading-value="0" style:font-weight-asian="bold" style:font-weight-complex="bold"/>
    </style:style>
    <style:style style:name="T86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87" style:family="text">
      <style:text-properties style:font-name="Liberation Serif" fo:font-style="italic" fo:font-weight="normal" officeooo:rsid="01ba61a6" style:font-style-asian="italic" style:font-weight-asian="normal" style:font-style-complex="italic" style:font-weight-complex="normal"/>
    </style:style>
    <style:style style:name="T88" style:family="text">
      <style:text-properties style:font-name="Liberation Serif" fo:font-style="italic" fo:font-weight="normal" officeooo:rsid="0195c444" style:font-style-asian="italic" style:font-weight-asian="normal" style:font-style-complex="italic" style:font-weight-complex="normal"/>
    </style:style>
    <style:style style:name="T89" style:family="text">
      <style:text-properties style:font-name="Liberation Serif" fo:font-style="italic" fo:font-weight="normal" officeooo:rsid="01ba61a6" fo:background-color="transparent" loext:char-shading-value="0" style:font-style-asian="italic" style:font-weight-asian="normal" style:font-style-complex="italic" style:font-weight-complex="normal"/>
    </style:style>
    <style:style style:name="T90" style:family="text">
      <style:text-properties style:font-name="Liberation Serif" fo:font-style="italic" fo:font-weight="bold" officeooo:rsid="01ba61a6" style:font-style-asian="italic" style:font-weight-asian="bold" style:font-style-complex="italic" style:font-weight-complex="bold"/>
    </style:style>
    <style:style style:name="T91" style:family="text">
      <style:text-properties style:font-name="Liberation Serif" fo:font-weight="normal" officeooo:rsid="019bed0c" fo:background-color="transparent" loext:char-shading-value="0" style:font-weight-asian="normal" style:font-weight-complex="normal"/>
    </style:style>
    <style:style style:name="T92" style:family="text">
      <style:text-properties style:font-name="Liberation Serif" fo:font-weight="normal" officeooo:rsid="01bf33d8" fo:background-color="transparent" loext:char-shading-value="0" style:font-weight-asian="normal" style:font-weight-complex="normal"/>
    </style:style>
    <style:style style:name="T93" style:family="text">
      <style:text-properties style:font-name="Liberation Serif" fo:font-weight="normal" officeooo:rsid="0090e13a" fo:background-color="#ffffff" loext:char-shading-value="0" style:font-weight-asian="normal" style:font-weight-complex="normal"/>
    </style:style>
    <style:style style:name="T94" style:family="text">
      <style:text-properties style:font-name="Liberation Serif" fo:font-weight="normal" officeooo:rsid="013fe123" fo:background-color="#ffffff" loext:char-shading-value="0" style:font-weight-asian="normal" style:font-weight-complex="normal"/>
    </style:style>
    <style:style style:name="T95" style:family="text">
      <style:text-properties style:font-name="Liberation Serif" fo:font-weight="normal" officeooo:rsid="0090941a" fo:background-color="#ffffff" loext:char-shading-value="0" style:font-weight-asian="normal" style:font-weight-complex="normal"/>
    </style:style>
    <style:style style:name="T96" style:family="text">
      <style:text-properties officeooo:rsid="01974b02"/>
    </style:style>
    <style:style style:name="T97" style:family="text">
      <style:text-properties officeooo:rsid="007306ea"/>
    </style:style>
    <style:style style:name="T98" style:family="text">
      <style:text-properties fo:background-color="transparent" loext:char-shading-value="0"/>
    </style:style>
    <style:style style:name="T99" style:family="text">
      <style:text-properties officeooo:rsid="00f2e337" fo:background-color="transparent" loext:char-shading-value="0"/>
    </style:style>
    <style:style style:name="T100" style:family="text">
      <style:text-properties officeooo:rsid="0213003e" fo:background-color="transparent" loext:char-shading-value="0"/>
    </style:style>
    <style:style style:name="T101" style:family="text">
      <style:text-properties officeooo:rsid="0212cc92" fo:background-color="transparent" loext:char-shading-value="0"/>
    </style:style>
    <style:style style:name="T102" style:family="text">
      <style:text-properties officeooo:rsid="007306ea" fo:background-color="transparent" loext:char-shading-value="0"/>
    </style:style>
    <style:style style:name="T103" style:family="text">
      <style:text-properties officeooo:rsid="01a7d360"/>
    </style:style>
    <style:style style:name="T104" style:family="text">
      <style:text-properties officeooo:rsid="01a82829"/>
    </style:style>
    <style:style style:name="T105" style:family="text">
      <style:text-properties officeooo:rsid="0056801f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officeooo:rsid="01bdeb38"/>
    </style:style>
    <style:style style:name="T108" style:family="text">
      <style:text-properties officeooo:rsid="01c21187"/>
    </style:style>
    <style:style style:name="T109" style:family="text">
      <style:text-properties officeooo:rsid="01c247bb"/>
    </style:style>
    <style:style style:name="T110" style:family="text">
      <style:text-properties officeooo:rsid="01cedb92"/>
    </style:style>
    <style:style style:name="T111" style:family="text">
      <style:text-properties officeooo:rsid="01daa72c"/>
    </style:style>
    <style:style style:name="T112" style:family="text">
      <style:text-properties officeooo:rsid="01e65e7a"/>
    </style:style>
    <style:style style:name="T113" style:family="text">
      <style:text-properties fo:color="#72bf44" fo:font-weight="bold" style:font-weight-asian="bold" style:font-weight-complex="bold"/>
    </style:style>
    <style:style style:name="T114" style:family="text">
      <style:text-properties fo:color="#72bf44" fo:font-weight="bold" officeooo:rsid="01a395b3" style:font-weight-asian="bold" style:font-weight-complex="bold"/>
    </style:style>
    <style:style style:name="T115" style:family="text">
      <style:text-properties fo:color="#72bf44" style:font-name="Liberation Serif" fo:font-style="normal" officeooo:rsid="00508ee8" fo:background-color="transparent" loext:char-shading-value="0" style:font-style-asian="normal" style:font-style-complex="normal"/>
    </style:style>
    <style:style style:name="T116" style:family="text">
      <style:text-properties fo:color="#72bf44" style:font-name="Liberation Serif" fo:font-style="normal" officeooo:rsid="00d924e1" fo:background-color="transparent" loext:char-shading-value="0" style:font-style-asian="normal" style:font-style-complex="normal"/>
    </style:style>
    <style:style style:name="T117" style:family="text">
      <style:text-properties fo:color="#72bf44" style:font-name="Liberation Serif" fo:font-weight="bold" officeooo:rsid="0226208d" fo:background-color="#ffffff" loext:char-shading-value="0" style:font-weight-asian="bold" style:font-weight-complex="bold"/>
    </style:style>
    <style:style style:name="T118" style:family="text">
      <style:text-properties fo:color="#72bf44" officeooo:rsid="01a395b3"/>
    </style:style>
    <style:style style:name="T119" style:family="text">
      <style:text-properties fo:color="#000000" fo:font-weight="bold" style:font-weight-asian="bold" style:font-weight-complex="bold"/>
    </style:style>
    <style:style style:name="T120" style:family="text">
      <style:text-properties fo:color="#ed1c24" style:font-name="Liberation Serif" fo:font-style="normal" fo:font-weight="bold" officeooo:rsid="01dff45a" fo:background-color="transparent" loext:char-shading-value="0" style:font-style-asian="normal" style:font-weight-asian="bold" style:font-style-complex="normal" style:font-weight-complex="bold"/>
    </style:style>
    <style:style style:name="T121" style:family="text">
      <style:text-properties officeooo:rsid="01146aef"/>
    </style:style>
    <style:style style:name="T122" style:family="text">
      <style:text-properties officeooo:rsid="01236358"/>
    </style:style>
    <style:style style:name="T123" style:family="text">
      <style:text-properties fo:color="#ce181e" style:font-name="Liberation Serif" fo:font-style="normal" fo:font-weight="bold" officeooo:rsid="0053ae99" fo:background-color="transparent" loext:char-shading-value="0" style:font-style-asian="normal" style:font-weight-asian="bold" style:font-style-complex="normal" style:font-weight-complex="bold"/>
    </style:style>
    <style:style style:name="T124" style:family="text">
      <style:text-properties officeooo:rsid="0212cc92"/>
    </style:style>
    <style:style style:name="T125" style:family="text">
      <style:text-properties style:use-window-font-color="true" style:font-name="Liberation Serif" fo:font-weight="normal" officeooo:rsid="013fe123" fo:background-color="#ffffff" loext:char-shading-value="0" style:font-weight-asian="normal" style:font-weight-complex="normal"/>
    </style:style>
    <style:style style:name="T126" style:family="text">
      <style:text-properties style:use-window-font-color="true" style:font-name="Liberation Serif" fo:font-weight="normal" officeooo:rsid="0096fabb" fo:background-color="#ffffff" loext:char-shading-value="0" style:font-weight-asian="normal" style:font-weight-complex="normal"/>
    </style:style>
    <style:style style:name="T127" style:family="text">
      <style:text-properties officeooo:rsid="0226208d"/>
    </style:style>
    <style:style style:name="T128" style:family="text">
      <style:text-properties officeooo:rsid="013fe1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SparkFun USB-C Power Delivery <text:span text:style-name="T110">Board</text:span></text:p>
      <text:p text:style-name="P59">- <text:span text:style-name="T112">do this prior to the assembly -</text:span></text:p>
      <text:p text:style-name="P2"/>
      <text:p text:style-name="P3">We use the <text:a xlink:type="simple" xlink:href="https://www.sparkfun.com/" text:style-name="Internet_20_link" text:visited-style-name="Visited_20_Internet_20_Link">SparkFun</text:a> <text:a xlink:type="simple" xlink:href="https://www.sparkfun.com/products/15801" text:style-name="Internet_20_link" text:visited-style-name="Visited_20_Internet_20_Link">U</text:a><text:a xlink:type="simple" xlink:href="https://www.sparkfun.com/products/15801" text:style-name="Internet_20_link" text:visited-style-name="Visited_20_Internet_20_Link">SB-C Power Delivery Board</text:a>.</text:p>
      <text:p text:style-name="P3"/>
      <text:p text:style-name="P3">SparkFun provides a <text:a xlink:type="simple" xlink:href="https://learn.sparkfun.com/tutorials/power-delivery-board---usb-c-qwiic-hookup-guide?_ga=2.12391668.1356543541.1614909212-819424948.1603593993&amp;_gac=1.215372261.1613962000.Cj0KCQiApsiBBhCKARIsAN8o_4g9jEuiS7oNLbFU6g4ClCaIAbzBKGNsGeNkIsMZ_3BD3kr_LaXpgNMaAsFgEALw_wcB" text:style-name="Internet_20_link" text:visited-style-name="Visited_20_Internet_20_Link">Hookup Guide for the USB-C Power Delivery Board</text:a>.</text:p>
      <text:p text:style-name="P3"/>
      <text:h text:style-name="P61" text:outline-level="1">Hookup</text:h>
      <text:p text:style-name="P4"><text:span text:style-name="T19">Connect the SparkFun USB-C Power Delivery Board </text:span><text:span text:style-name="T20">with</text:span><text:span text:style-name="T19"> a </text:span><text:a xlink:type="simple" xlink:href="https://www.sparkfun.com/products/14428" text:style-name="Internet_20_link" text:visited-style-name="Visited_20_Internet_20_Link"><text:span text:style-name="T19">SparkFun Q</text:span></text:a><text:a xlink:type="simple" xlink:href="https://www.sparkfun.com/products/14428" text:style-name="Internet_20_link" text:visited-style-name="Visited_20_Internet_20_Link"><text:span text:style-name="T21">w</text:span></text:a><text:a xlink:type="simple" xlink:href="https://www.sparkfun.com/products/14428" text:style-name="Internet_20_link" text:visited-style-name="Visited_20_Internet_20_Link"><text:span text:style-name="T19">icc </text:span></text:a><text:a xlink:type="simple" xlink:href="https://www.sparkfun.com/products/14428" text:style-name="Internet_20_link" text:visited-style-name="Visited_20_Internet_20_Link"><text:span text:style-name="T20">cable</text:span></text:a><text:span text:style-name="T19"> to </text:span><text:span text:style-name="T22">the </text:span><text:a xlink:type="simple" xlink:href="https://www.sparkfun.com/products/14812" text:style-name="Internet_20_link" text:visited-style-name="Visited_20_Internet_20_Link"><text:span text:style-name="T22">SparkFun Redboard Turbo Development Board</text:span></text:a><text:span text:style-name="T19">, </text:span><text:span text:style-name="T20">and then the </text:span><text:span text:style-name="T19">SparkFun Redboard Turbo </text:span><text:span text:style-name="T23">Development Board</text:span><text:span text:style-name="T19"> </text:span><text:span text:style-name="T20">with a </text:span><text:a xlink:type="simple" xlink:href="https://www.amazon.com/gp/product/B003YKX6WC/ref=ppx_yo_dt_b_asin_title_o01_s00?ie=UTF8&amp;psc=1" text:style-name="Internet_20_link" text:visited-style-name="Visited_20_Internet_20_Link"><text:span text:style-name="T20">micro USB to USB cable</text:span></text:a><text:span text:style-name="T20"> to</text:span><text:span text:style-name="T18"> the </text:span><text:span text:style-name="T11">host computer</text:span><text:span text:style-name="T14">. Alternatively, you can use the NVIDIA Jetson Xavier NX instead of the host computer. </text:span></text:p>
      <text:p text:style-name="P11"/>
      <text:p text:style-name="P56"><text:span text:style-name="T91">A</text:span><text:span text:style-name="T92">fter the configuration, </text:span><text:span text:style-name="Source_20_Text"><text:span text:style-name="T50">you can disc</text:span></text:span><text:span text:style-name="Source_20_Text"><text:span text:style-name="T48">onnect </text:span></text:span><text:span text:style-name="Source_20_Text"><text:span text:style-name="T50">the SparkFun Qwi</text:span></text:span><text:span text:style-name="Source_20_Text"><text:span text:style-name="T49">i</text:span></text:span><text:span text:style-name="Source_20_Text"><text:span text:style-name="T50">c cable from</text:span></text:span><text:span text:style-name="Source_20_Text"><text:span text:style-name="T48"> the SparkFun USB-C Power Delivery Board. </text:span></text:span><text:span text:style-name="Source_20_Text"><text:span text:style-name="T50">It was only required for the configuration, not during operation.</text:span></text:span></text:p>
      <text:p text:style-name="P56"><text:span text:style-name="Source_20_Text"><text:span text:style-name="T50"/></text:span></text:p>
      <text:h text:style-name="P62" text:outline-level="1">Arduino IDE</text:h>
      <text:p text:style-name="P44"><text:span text:style-name="T105">We use the </text:span><text:a xlink:type="simple" xlink:href="https://www.arduino.cc/en/software" text:style-name="Internet_20_link" text:visited-style-name="Visited_20_Internet_20_Link"><text:span text:style-name="T105">Arduino IDE</text:span></text:a><text:span text:style-name="T105"> for the SparkFun Redboard Turbo Development Board on t</text:span><text:span text:style-name="T22">he host computer </text:span><text:span text:style-name="T105">to configure the SparkFun USB-C Power Delivery Board.</text:span></text:p>
      <text:p text:style-name="P44"/>
      <text:p text:style-name="P58">The Arduino IDE can also be installed using the optional software setup on the host computer.</text:p>
      <text:p text:style-name="P38"/>
      <text:p text:style-name="P44"><text:span text:style-name="T3">Download</text:span><text:span text:style-name="T2"> Arduino IDE </text:span><text:span text:style-name="T3">1.8.13</text:span></text:p>
      <text:p text:style-name="P49"/>
      <text:p text:style-name="P49">Firefox: <text:a xlink:type="simple" xlink:href="https://www.arduino.cc/en/software" text:style-name="Internet_20_link" text:visited-style-name="Visited_20_Internet_20_Link">https://www.arduino.cc/en/software</text:a></text:p>
      <text:p text:style-name="P39">&gt; Click on <text:span text:style-name="T2">Linux 64 bits</text:span></text:p>
      <text:p text:style-name="P51">&gt; Click Download</text:p>
      <text:p text:style-name="P51">~/Downloads/arduino-1.8.13-<text:span text:style-name="T2">linux64</text:span>.tar.xz</text:p>
      <text:p text:style-name="P51">&gt; Right-click Extract to …</text:p>
      <text:p text:style-name="P51">&gt; Browse<text:span text:style-name="T98"> to </text:span><text:span text:style-name="T99">sw/</text:span><text:span text:style-name="Source_20_Text"><text:span text:style-name="T53">SparkFun</text:span></text:span><text:span text:style-name="Source_20_Text"><text:span text:style-name="T54">_</text:span></text:span><text:span text:style-name="Source_20_Text"><text:span text:style-name="T53">RedBoard</text:span></text:span><text:span text:style-name="Source_20_Text"><text:span text:style-name="T54">_</text:span></text:span><text:span text:style-name="Source_20_Text"><text:span text:style-name="T53">Turbo</text:span></text:span><text:span text:style-name="Source_20_Text"><text:span text:style-name="T51">/</text:span></text:span><text:span text:style-name="Source_20_Text"><text:span text:style-name="T52">Arduino</text:span></text:span><text:span text:style-name="Source_20_Text"><text:span text:style-name="T55">IDE</text:span></text:span></text:p>
      <text:p text:style-name="P51"><text:span text:style-name="Source_20_Text"><text:span text:style-name="T55"/></text:span></text:p>
      <text:p text:style-name="P36">Create a <text:span text:style-name="T2">portable version</text:span></text:p>
      <text:p text:style-name="P50"><text:span text:style-name="Source_20_Text"><text:span text:style-name="T45">$: mkdir </text:span></text:span><text:span text:style-name="Source_20_Text"><text:span text:style-name="T56">sw/</text:span></text:span><text:span text:style-name="Source_20_Text"><text:span text:style-name="T53">SparkFun</text:span></text:span><text:span text:style-name="Source_20_Text"><text:span text:style-name="T54">_</text:span></text:span><text:span text:style-name="Source_20_Text"><text:span text:style-name="T53">RedBoard</text:span></text:span><text:span text:style-name="Source_20_Text"><text:span text:style-name="T54">_</text:span></text:span><text:span text:style-name="Source_20_Text"><text:span text:style-name="T53">Turbo</text:span></text:span><text:span text:style-name="Source_20_Text"><text:span text:style-name="T51">/</text:span></text:span><text:span text:style-name="Source_20_Text"><text:span text:style-name="T52">Arduino</text:span></text:span><text:span text:style-name="Source_20_Text"><text:span text:style-name="T55">IDE/arduino-1.8.13-linux64/</text:span></text:span><text:span text:style-name="Source_20_Text"><text:span text:style-name="T53">arduino-1.8.13 /</text:span></text:span><text:span text:style-name="Source_20_Text"><text:span text:style-name="T34">portable</text:span></text:span></text:p>
      <text:p text:style-name="P50"><text:span text:style-name="Source_20_Text"><text:span text:style-name="T61"/></text:span></text:p>
      <text:p text:style-name="P13">An already downloaded <text:span text:style-name="T122">and modified </text:span>copy can be found here: </text:p>
      <text:p text:style-name="P22"><text:span text:style-name="Source_20_Text"><text:span text:style-name="T56">sw/</text:span></text:span><text:span text:style-name="Source_20_Text"><text:span text:style-name="T53">SparkFun</text:span></text:span><text:span text:style-name="Source_20_Text"><text:span text:style-name="T57">_</text:span></text:span><text:span text:style-name="Source_20_Text"><text:span text:style-name="T53">RedBoard</text:span></text:span><text:span text:style-name="Source_20_Text"><text:span text:style-name="T54">_</text:span></text:span><text:span text:style-name="Source_20_Text"><text:span text:style-name="T53">Turbo</text:span></text:span><text:span text:style-name="Source_20_Text"><text:span text:style-name="T51">/</text:span></text:span><text:span text:style-name="Source_20_Text"><text:span text:style-name="T52">Arduino</text:span></text:span><text:span text:style-name="Source_20_Text"><text:span text:style-name="T55">IDE</text:span></text:span><text:span text:style-name="Source_20_Text"><text:span text:style-name="T57">/</text:span></text:span><text:span text:style-name="Source_20_Text"><text:span text:style-name="T115">arduino-1.8.13-</text:span></text:span><text:span text:style-name="Source_20_Text"><text:span text:style-name="T116">linux</text:span></text:span><text:span text:style-name="Source_20_Text"><text:span text:style-name="T115">64</text:span></text:span></text:p>
      <text:p text:style-name="P51"/>
      <text:p text:style-name="P51"><text:span text:style-name="T3">Install</text:span><text:span text:style-name="T2"> Arduino IDE</text:span></text:p>
      <text:p text:style-name="P32">$: sudo apt install libcanberra-gtk0 libcanberra-gtk-module libgtk-3-dev</text:p>
      <text:p text:style-name="P25"><text:soft-page-break/>$: sudo mkdir -p /opt<text:span text:style-name="T106">/</text:span><text:span text:style-name="Source_20_Text"><text:span text:style-name="T62">SparkFun</text:span></text:span><text:span text:style-name="Source_20_Text"><text:span text:style-name="T76">_</text:span></text:span><text:span text:style-name="Source_20_Text"><text:span text:style-name="T62">RedBoard</text:span></text:span><text:span text:style-name="Source_20_Text"><text:span text:style-name="T76">_</text:span></text:span><text:span text:style-name="Source_20_Text"><text:span text:style-name="T62">Turbo</text:span></text:span></text:p>
      <text:p text:style-name="P25"><text:span text:style-name="Source_20_Text"><text:span text:style-name="T62">$: sudo chmod 777 /opt/SparkFun_RedBoard_Turbo</text:span></text:span></text:p>
      <text:p text:style-name="P25"><text:span text:style-name="Source_20_Text"><text:span text:style-name="T62">$: sudo cp -</text:span></text:span><text:span text:style-name="Source_20_Text"><text:span text:style-name="T64">r </text:span></text:span><text:span text:style-name="Source_20_Text"><text:span text:style-name="T62">sw/SparkFun</text:span></text:span><text:span text:style-name="Source_20_Text"><text:span text:style-name="T76">_</text:span></text:span><text:span text:style-name="Source_20_Text"><text:span text:style-name="T62">RedBoard</text:span></text:span><text:span text:style-name="Source_20_Text"><text:span text:style-name="T76">_</text:span></text:span><text:span text:style-name="Source_20_Text"><text:span text:style-name="T62">Turbo</text:span></text:span><text:span text:style-name="Source_20_Text"><text:span text:style-name="T63">/</text:span></text:span><text:span text:style-name="Source_20_Text"><text:span text:style-name="T75">Arduino</text:span></text:span><text:span text:style-name="Source_20_Text"><text:span text:style-name="T79">IDE</text:span></text:span><text:span text:style-name="Source_20_Text"><text:span text:style-name="T62">/arduino-1.8.13-linux</text:span></text:span><text:span text:style-name="Source_20_Text"><text:span text:style-name="T80">aarch</text:span></text:span><text:span text:style-name="Source_20_Text"><text:span text:style-name="T62">64/arduino-1.8.13 /opt/SparkFun</text:span></text:span><text:span text:style-name="Source_20_Text"><text:span text:style-name="T76">_</text:span></text:span><text:span text:style-name="Source_20_Text"><text:span text:style-name="T62">RedBoard</text:span></text:span><text:span text:style-name="Source_20_Text"><text:span text:style-name="T76">_</text:span></text:span><text:span text:style-name="Source_20_Text"><text:span text:style-name="T62">Turbo/</text:span></text:span></text:p>
      <text:p text:style-name="P25"><text:span text:style-name="Source_20_Text"><text:span text:style-name="T62">$: </text:span></text:span><text:span text:style-name="Source_20_Text"><text:span text:style-name="T65">cd </text:span></text:span><text:span text:style-name="Source_20_Text"><text:span text:style-name="T62">/opt/SparkFun</text:span></text:span><text:span text:style-name="Source_20_Text"><text:span text:style-name="T76">_</text:span></text:span><text:span text:style-name="Source_20_Text"><text:span text:style-name="T62">RedBoard</text:span></text:span><text:span text:style-name="Source_20_Text"><text:span text:style-name="T76">_</text:span></text:span><text:span text:style-name="Source_20_Text"><text:span text:style-name="T62">Turbo</text:span></text:span><text:span text:style-name="Source_20_Text"><text:span text:style-name="T63">/</text:span></text:span><text:span text:style-name="Source_20_Text"><text:span text:style-name="T62">arduino-</text:span></text:span><text:span text:style-name="Source_20_Text"><text:span text:style-name="T65">1.8.13</text:span></text:span></text:p>
      <text:p text:style-name="P31"><text:span text:style-name="Source_20_Text"><text:span text:style-name="T69">/opt/SparkFun</text:span></text:span><text:span text:style-name="Source_20_Text"><text:span text:style-name="T76">_</text:span></text:span><text:span text:style-name="Source_20_Text"><text:span text:style-name="T69">RedBoard</text:span></text:span><text:span text:style-name="Source_20_Text"><text:span text:style-name="T76">_</text:span></text:span><text:span text:style-name="Source_20_Text"><text:span text:style-name="T69">Turbo</text:span></text:span><text:span text:style-name="Source_20_Text"><text:span text:style-name="T63">/</text:span></text:span><text:span text:style-name="Source_20_Text"><text:span text:style-name="T69">arduino-</text:span></text:span><text:span text:style-name="Source_20_Text"><text:span text:style-name="T65">1.8.13</text:span></text:span>$: <text:span text:style-name="T100">sudo </text:span><text:span text:style-name="T84">bash </text:span><text:span text:style-name="T9">install.sh</text:span></text:p>
      <text:p text:style-name="P31"><text:span text:style-name="Source_20_Text"><text:span text:style-name="T69">/opt/SparkFun</text:span></text:span><text:span text:style-name="Source_20_Text"><text:span text:style-name="T76">_</text:span></text:span><text:span text:style-name="Source_20_Text"><text:span text:style-name="T69">RedBoard</text:span></text:span><text:span text:style-name="Source_20_Text"><text:span text:style-name="T76">_</text:span></text:span><text:span text:style-name="Source_20_Text"><text:span text:style-name="T69">Turbo</text:span></text:span><text:span text:style-name="Source_20_Text"><text:span text:style-name="T63">/</text:span></text:span><text:span text:style-name="Source_20_Text"><text:span text:style-name="T69">arduino-</text:span></text:span><text:span text:style-name="Source_20_Text"><text:span text:style-name="T65">1.8.13</text:span></text:span><text:span text:style-name="T98">$: </text:span><text:span text:style-name="T84">bash </text:span><text:span text:style-name="T12">arduino-linux-setup.sh </text:span><text:span text:style-name="T13">$USER</text:span></text:p>
      <text:p text:style-name="P28"><text:span text:style-name="Source_20_Text"><text:span text:style-name="T72">$: sudo </text:span></text:span><text:span text:style-name="Source_20_Text"><text:span text:style-name="T73">mkdir -p</text:span></text:span><text:span text:style-name="Source_20_Text"><text:span text:style-name="T72"> <text:s/></text:span></text:span><text:bookmark-start text:name="__DdeLink__579_37143583031"/><text:span text:style-name="Source_20_Text"><text:span text:style-name="T69">/opt/SparkFun</text:span></text:span><text:span text:style-name="Source_20_Text"><text:span text:style-name="T76">_</text:span></text:span><text:span text:style-name="Source_20_Text"><text:span text:style-name="T69">RedBoard</text:span></text:span><text:span text:style-name="Source_20_Text"><text:span text:style-name="T76">_</text:span></text:span><text:span text:style-name="Source_20_Text"><text:span text:style-name="T69">Turbo</text:span></text:span><text:span text:style-name="Source_20_Text"><text:span text:style-name="T63">/</text:span></text:span><text:span text:style-name="Source_20_Text"><text:span text:style-name="T78">Arduino</text:span></text:span><text:bookmark-end text:name="__DdeLink__579_37143583031"/></text:p>
      <text:p text:style-name="P30"><text:span text:style-name="Source_20_Text"><text:span text:style-name="T82">$: </text:span></text:span><text:span text:style-name="Source_20_Text"><text:span text:style-name="T74">sudo chmod -R +666 /opt/SparkFun_RedBoard_Turbo</text:span></text:span></text:p>
      <text:p text:style-name="P28">Arduino IDE </text:p>
      <text:p text:style-name="P30">$: sudo arduino</text:p>
      <text:p text:style-name="P26">&gt; Select File&gt;Preferences</text:p>
      <text:p text:style-name="P26"><text:span text:style-name="Source_20_Text"><text:span text:style-name="T62">&gt; Enter Sketchbook location: </text:span></text:span><text:bookmark-start text:name="__DdeLink__1642_3985595737"/><text:bookmark-start text:name="__DdeLink__575_3714358303"/><text:bookmark-start text:name="__DdeLink__561_3714358303"/><text:bookmark-start text:name="__DdeLink__568_3714358303"/><text:bookmark-start text:name="__DdeLink__1409_2318182161"/><text:span text:style-name="Source_20_Text"><text:span text:style-name="T28">/opt/SparkFun</text:span></text:span><text:span text:style-name="Source_20_Text"><text:span text:style-name="T31">_</text:span></text:span><text:span text:style-name="Source_20_Text"><text:span text:style-name="T28">RedBoard</text:span></text:span><text:span text:style-name="Source_20_Text"><text:span text:style-name="T31">_</text:span></text:span><text:span text:style-name="Source_20_Text"><text:span text:style-name="T28">Turbo</text:span></text:span><text:span text:style-name="Source_20_Text"><text:span text:style-name="T29">/</text:span></text:span><text:span text:style-name="Source_20_Text"><text:span text:style-name="T24">Arduino</text:span></text:span><text:bookmark-end text:name="__DdeLink__1642_3985595737"/><text:bookmark-end text:name="__DdeLink__575_3714358303"/><text:bookmark-end text:name="__DdeLink__561_3714358303"/><text:bookmark-end text:name="__DdeLink__568_3714358303"/><text:bookmark-end text:name="__DdeLink__1409_2318182161"/></text:p>
      <text:p text:style-name="P26"><text:span text:style-name="Source_20_Text"><text:span text:style-name="T32"/></text:span></text:p>
      <text:p text:style-name="P21">Install Arduino’s SAMD Board Add-Ons</text:p>
      <text:p text:style-name="P28">Arduino IDE </text:p>
      <text:p text:style-name="P28">$: sudo arduino</text:p>
      <text:p text:style-name="P51">&gt; Select Tools&gt; Board: “Arduino Uno”&gt; Board Manager...</text:p>
      <text:p text:style-name="P51">&gt; Select <text:span text:style-name="T113">Arduino SAMD Boards (32-bits ARM Cortex-M0+)</text:span></text:p>
      <text:p text:style-name="P25"><text:span text:style-name="Source_20_Text"><text:span text:style-name="T66">&gt; Click </text:span></text:span><text:span text:style-name="Source_20_Text"><text:span text:style-name="T30">1.8.1</text:span></text:span><text:span text:style-name="Source_20_Text"><text:span text:style-name="T33">1</text:span></text:span><text:span text:style-name="Source_20_Text"><text:span text:style-name="T68"> </text:span></text:span><text:span text:style-name="Source_20_Text"><text:span text:style-name="T66">Install</text:span></text:span></text:p>
      <text:p text:style-name="P44"/>
      <text:p text:style-name="P20">Install SparkFun’s SAMD Board Add-Ons</text:p>
      <text:p text:style-name="P28">Arduino IDE</text:p>
      <text:p text:style-name="P28">$: sudo arduino</text:p>
      <text:p text:style-name="P44">&gt; Select File&gt;Preferences</text:p>
      <text:p text:style-name="P44">&gt; Copy following text into the Additional Board Manager URLs text box</text:p>
      <text:p text:style-name="P46"><text:bookmark-start text:name="__DdeLink__1679_2723022596"/><text:bookmark-start text:name="__DdeLink__1561_1788505229"/><text:bookmark-start text:name="__DdeLink__1279_1476316991"/><text:bookmark-start text:name="__DdeLink__1329_1476316991"/><text:bookmark-start text:name="__DdeLink__570_3714358303"/>https://raw.githubusercontent.com/sparkfun/Arduino_Boards/master/IDE_Board_Manager/package_sparkfun_index.json<text:bookmark-end text:name="__DdeLink__1679_2723022596"/><text:bookmark-end text:name="__DdeLink__1561_1788505229"/><text:bookmark-end text:name="__DdeLink__1279_1476316991"/><text:bookmark-end text:name="__DdeLink__1329_1476316991"/><text:bookmark-end text:name="__DdeLink__570_3714358303"/></text:p>
      <text:p text:style-name="P44">&gt; Click OK</text:p>
      <text:p text:style-name="P44">&gt; Select Tools&gt; Board: “Arduino Uno”&gt; Board Manager...</text:p>
      <text:p text:style-name="P51">&gt; Select <text:span text:style-name="T113">SparkFun SAMD Boards (dependency: Arduino SAMD Boards 1.8.1)</text:span></text:p>
      <text:p text:style-name="P44">&gt; Click <text:span text:style-name="T7">1.8.3 </text:span>Install</text:p>
      <text:p text:style-name="P47">&gt; Select Tools&gt;Board: “Arduino Uno”&gt; SparkFun SAMD (32-bits ARM Cortex M0+) Boards&gt;<text:span text:style-name="T119">SparkFun Redboard Turbo</text:span></text:p>
      <text:p text:style-name="P44">&gt; Select Tool&gt;Port&gt;<text:span text:style-name="T2">/dev/ttyACM0</text:span></text:p>
      <text:p text:style-name="P51"><text:span text:style-name="Source_20_Text"><text:span text:style-name="T59"/></text:span></text:p>
      <text:p text:style-name="P51"><text:span text:style-name="Source_20_Text"><text:span text:style-name="T59">$: sudo usermod -a -G dialout </text:span></text:span><text:span text:style-name="Source_20_Text"><text:span text:style-name="T58">$USER</text:span></text:span></text:p>
      <text:p text:style-name="P25"><text:span text:style-name="Source_20_Text"><text:span text:style-name="T81">$: </text:span></text:span><text:span text:style-name="Source_20_Text"><text:span text:style-name="T74">sudo chmod -R +666 /opt/SparkFun_RedBoard_Turbo</text:span></text:span></text:p>
      <text:p text:style-name="P35"/>
      <text:p text:style-name="P24"><text:span text:style-name="T83">The </text:span><text:span text:style-name="T85">Arduino IDE</text:span><text:span text:style-name="T83"> is </text:span><text:span text:style-name="Source_20_Text"><text:span text:style-name="T66">install</text:span></text:span><text:span text:style-name="Source_20_Text"><text:span text:style-name="T67">ed</text:span></text:span><text:span text:style-name="Source_20_Text"><text:span text:style-name="T66"> under </text:span></text:span><text:span text:style-name="Source_20_Text"><text:span text:style-name="T25">/usr/local/</text:span></text:span><text:span text:style-name="Source_20_Text"><text:span text:style-name="T27">bin</text:span></text:span><text:span text:style-name="Source_20_Text"><text:span text:style-name="T66">. </text:span></text:span></text:p>
      <text:p text:style-name="P27"><text:span text:style-name="Source_20_Text"><text:span text:style-name="T62">The </text:span></text:span><text:span text:style-name="Source_20_Text"><text:span text:style-name="T26">preferences</text:span></text:span><text:span text:style-name="Source_20_Text"><text:span text:style-name="T70"> and </text:span></text:span><text:span text:style-name="Source_20_Text"><text:span text:style-name="T26">board specific information</text:span></text:span><text:span text:style-name="Source_20_Text"><text:span text:style-name="T70"> </text:span></text:span><text:span text:style-name="Source_20_Text"><text:span text:style-name="T71">are</text:span></text:span><text:span text:style-name="Source_20_Text"><text:span text:style-name="T70"> stored under</text:span></text:span><text:span text:style-name="Source_20_Text"><text:span text:style-name="T62"> /opt/SparkFun_RedBoard_Turbo/</text:span></text:span><text:span text:style-name="Source_20_Text"><text:span text:style-name="T24">arduino-1.8.13/portable</text:span></text:span><text:span text:style-name="Source_20_Text"><text:span text:style-name="T62">.</text:span></text:span></text:p>
      <text:p text:style-name="P48"><text:span text:style-name="Source_20_Text"><text:span text:style-name="T26">Arduino libraries</text:span></text:span><text:span text:style-name="Source_20_Text"><text:span text:style-name="T46"> are stored under /opt/</text:span></text:span><text:span text:style-name="Source_20_Text"><text:span text:style-name="T53">SparkFun</text:span></text:span><text:span text:style-name="Source_20_Text"><text:span text:style-name="T54">_</text:span></text:span><text:span text:style-name="Source_20_Text"><text:span text:style-name="T53">RedBoard</text:span></text:span><text:span text:style-name="Source_20_Text"><text:span text:style-name="T54">_</text:span></text:span><text:span text:style-name="Source_20_Text"><text:span text:style-name="T53">Turbo</text:span></text:span><text:span text:style-name="Source_20_Text"><text:span text:style-name="T47">/</text:span></text:span><text:span text:style-name="Source_20_Text"><text:span text:style-name="T26">Arduino</text:span></text:span><text:span text:style-name="Source_20_Text"><text:span text:style-name="T32">/</text:span></text:span><text:span text:style-name="Source_20_Text"><text:span text:style-name="T35">libraries</text:span></text:span><text:span text:style-name="Source_20_Text"><text:span text:style-name="T60">.</text:span></text:span></text:p>
      <text:p text:style-name="P41"/>
      <text:p text:style-name="P41"/>
      <text:p text:style-name="P41"/>
      <text:p text:style-name="P41"/>
      <text:p text:style-name="P19"><text:soft-page-break/><text:span text:style-name="T102">We use the </text:span><text:a xlink:type="simple" xlink:href="https://github.com/sparkfun/SparkFun_STUSB4500_Arduino_Library" text:style-name="Internet_20_link" text:visited-style-name="Visited_20_Internet_20_Link"><text:span text:style-name="T102">SparkFun STUSB4500 Library</text:span></text:a><text:span text:style-name="T102">.</text:span></text:p>
      <text:p text:style-name="P23"/>
      <text:p text:style-name="P52">Open Arduino IDE</text:p>
      <text:p text:style-name="P52">$: <text:span text:style-name="T124">sudo </text:span>arduino</text:p>
      <text:p text:style-name="P19">&gt; Select Sketch&gt;Include Library&gt;Manage Libraries…</text:p>
      <text:p text:style-name="P19">&gt; Select <text:bookmark-start text:name="__DdeLink__1016_2656612071"/><text:span text:style-name="T114">SparkFun</text:span><text:span text:style-name="T118"> </text:span><text:span text:style-name="T113">STUSB4500</text:span><text:bookmark-end text:name="__DdeLink__1016_2656612071"/></text:p>
      <text:p text:style-name="P55">&gt; Click <text:span text:style-name="T5">1.1.</text:span><text:span text:style-name="T6">3</text:span><text:span text:style-name="T97"> </text:span>Install</text:p>
      <text:p text:style-name="P42">$: sudo chmod -R +666 <text:span text:style-name="Source_20_Text"><text:span text:style-name="T42">/opt/</text:span></text:span><text:span text:style-name="Source_20_Text"><text:span text:style-name="T43">SparkFun</text:span></text:span><text:span text:style-name="Source_20_Text"><text:span text:style-name="T44">_</text:span></text:span><text:span text:style-name="Source_20_Text"><text:span text:style-name="T43">RedBoard</text:span></text:span><text:span text:style-name="Source_20_Text"><text:span text:style-name="T44">_</text:span></text:span><text:span text:style-name="Source_20_Text"><text:span text:style-name="T43">Turbo</text:span></text:span></text:p>
      <text:p text:style-name="P41"/>
      <text:p text:style-name="P9"><text:span text:style-name="T127">A</text:span>n already downloaded copy <text:span text:style-name="T128">of the SparkFun STUSB4500 library </text:span>can be found here: </text:p>
      <text:p text:style-name="P43"><text:span text:style-name="Source_20_Text"><text:span text:style-name="T93">sw/</text:span></text:span><text:span text:style-name="Source_20_Text"><text:span text:style-name="T94">SparkFun</text:span></text:span><text:span text:style-name="Source_20_Text"><text:span text:style-name="T95">_</text:span></text:span><text:span text:style-name="Source_20_Text"><text:span text:style-name="T94">RedBoard_Turb</text:span></text:span><text:span text:style-name="Source_20_Text"><text:span text:style-name="T125">o</text:span></text:span><text:span text:style-name="Source_20_Text"><text:span text:style-name="T126">/SparkFun_USB-C_Power_Delivery/</text:span></text:span><text:span text:style-name="Source_20_Text"><text:span text:style-name="T117">SparkFun_STUSB4500_Arduino_Library-master.zip</text:span></text:span></text:p>
      <text:p text:style-name="P41"/>
      <text:p text:style-name="P40">The library is installed under</text:p>
      <text:p text:style-name="P57"><text:span text:style-name="Source_20_Text"><text:span text:style-name="T46">/opt/</text:span></text:span><text:span text:style-name="Source_20_Text"><text:span text:style-name="T53">SparkFun</text:span></text:span><text:span text:style-name="Source_20_Text"><text:span text:style-name="T54">_</text:span></text:span><text:span text:style-name="Source_20_Text"><text:span text:style-name="T53">RedBoard</text:span></text:span><text:span text:style-name="Source_20_Text"><text:span text:style-name="T54">_</text:span></text:span><text:span text:style-name="Source_20_Text"><text:span text:style-name="T53">Turbo</text:span></text:span><text:span text:style-name="Source_20_Text"><text:span text:style-name="T47">/</text:span></text:span><text:span text:style-name="T15">Arduino/</text:span><text:span text:style-name="T16">libraries/</text:span><text:span text:style-name="T10">SparkFun_STUSB4500</text:span><text:span text:style-name="T17">.</text:span></text:p>
      <text:p text:style-name="P37"/>
      <text:h text:style-name="P63" text:outline-level="1">Configure the USB-C Power Delivery</text:h>
      <text:p text:style-name="P10"><text:span text:style-name="T107">We communicate with the</text:span> SparkFun USB-C Power Delivery Board <text:span text:style-name="T107">over </text:span><text:span text:style-name="T4">I2C</text:span><text:span text:style-name="T107"> using</text:span> <text:span text:style-name="T2">address 0x28</text:span>.</text:p>
      <text:p text:style-name="P10"/>
      <text:p text:style-name="P12">We use the USB-C Power Delivery Board to provide up to <text:bookmark-start text:name="__DdeLink__911_3534033103"/><text:span text:style-name="T109">30W (20V@1.5A)</text:span><text:bookmark-end text:name="__DdeLink__911_3534033103"/><text:span text:style-name="T109"> </text:span>to the NVIDIA Jetson Xavier NX,<text:bookmark-start text:name="__DdeLink__900_3534033103"/> <text:span text:style-name="T108">that in turn powers the entire SensorBox</text:span><text:bookmark-end text:name="__DdeLink__900_3534033103"/><text:span text:style-name="T108">, </text:span>using a <text:a xlink:type="simple" xlink:href="https://www.amazon.com/gp/product/B015VXJL2S/ref=ppx_yo_dt_b_asin_title_o08_s00?ie=UTF8&amp;psc=1" text:style-name="Internet_20_link" text:visited-style-name="Visited_20_Internet_20_Link"><text:span text:style-name="T111">USB-C </text:span></text:a><text:a xlink:type="simple" xlink:href="https://www.amazon.com/gp/product/B015VXJL2S/ref=ppx_yo_dt_b_asin_title_o08_s00?ie=UTF8&amp;psc=1" text:style-name="Internet_20_link" text:visited-style-name="Visited_20_Internet_20_Link">Power Bank</text:a> as the source <text:bookmark-start text:name="__DdeLink__908_3534033103"/><text:span text:style-name="T109">that can provide </text:span><text:bookmark-start text:name="__DdeLink__913_3534033103"/><text:span text:style-name="T109">60W (20V@3A)</text:span><text:bookmark-end text:name="__DdeLink__913_3534033103"/>.<text:bookmark-end text:name="__DdeLink__908_3534033103"/></text:p>
      <text:p text:style-name="P10"/>
      <text:p text:style-name="P14">Power Data Object (PDO<text:span text:style-name="T103">) parameters:</text:span></text:p>
      <text:p text:style-name="P14"/>
      <text:p text:style-name="P17">Number of Power Data Objects (PDO) 1-3<text:tab/><text:tab/><text:span text:style-name="T104">2</text:span></text:p>
      <text:p text:style-name="P15">Power Data Object (PDO<text:span text:style-name="T103">)<text:tab/><text:tab/><text:tab/><text:tab/>2</text:span></text:p>
      <text:p text:style-name="P16">Voltage <text:span text:style-name="T96">5-</text:span>20V<text:tab/><text:tab/><text:tab/><text:tab/><text:tab/><text:tab/><text:span text:style-name="T96">20V</text:span></text:p>
      <text:p text:style-name="P18">Current 0-5A<text:tab/><text:tab/><text:tab/><text:tab/><text:tab/><text:tab/>1.5A</text:p>
      <text:p text:style-name="P15">Over Voltage Tolerance 5-20%<text:tab/><text:tab/><text:tab/> <text:s/><text:span text:style-name="T96">5% (~21V)</text:span></text:p>
      <text:p text:style-name="P15">Under Voltage Tolerance 5-20% <text:tab/><text:tab/><text:tab/><text:span text:style-name="T96">10% (~18V)</text:span></text:p>
      <text:p text:style-name="P6"><text:span text:style-name="Source_20_Text"><text:span text:style-name="T41"/></text:span></text:p>
      <text:p text:style-name="P7"><text:span text:style-name="Source_20_Text"><text:span text:style-name="T36">Configure the USB-C Power Delivery</text:span></text:span></text:p>
      <text:p text:style-name="P33"><text:span text:style-name="T121">$: sudo </text:span>cp -r <text:span text:style-name="Source_20_Text"><text:span text:style-name="T69">sw/</text:span></text:span>SparkFun_RedBoard_Turbo/<text:span text:style-name="Source_20_Text"><text:span text:style-name="T77">SparkFun_USB-C_Power_Delivery</text:span></text:span><text:span text:style-name="Source_20_Text"><text:span text:style-name="T69">/</text:span></text:span><text:span text:style-name="Source_20_Text"><text:span text:style-name="T123">configure_usb-c_power_delivery</text:span></text:span> /opt/SparkFun_RedBoard_Turbo/Arduino</text:p>
      <text:p text:style-name="P33"><text:span text:style-name="T101">$: sudo chmod -R +666 </text:span><text:span text:style-name="Source_20_Text"><text:span text:style-name="T70">/opt/</text:span></text:span><text:span text:style-name="Source_20_Text"><text:span text:style-name="T69">SparkFun</text:span></text:span><text:span text:style-name="Source_20_Text"><text:span text:style-name="T76">_</text:span></text:span><text:span text:style-name="Source_20_Text"><text:span text:style-name="T69">RedBoard</text:span></text:span><text:span text:style-name="Source_20_Text"><text:span text:style-name="T76">_</text:span></text:span><text:span text:style-name="Source_20_Text"><text:span text:style-name="T69">Turbo</text:span></text:span></text:p>
      <text:p text:style-name="P54"><text:span text:style-name="Source_20_Text"><text:span text:style-name="T120"/></text:span></text:p>
      <text:p text:style-name="P29">Arduino IDE</text:p>
      <text:p text:style-name="P53">$: arduino</text:p>
      <text:p text:style-name="P34">&gt; File&gt;Sketchbook&gt;<text:span text:style-name="T8">co</text:span><text:span text:style-name="T2">nfigure_usb-c_power_delivery</text:span></text:p>
      <text:p text:style-name="P5"><text:span text:style-name="Source_20_Text"><text:span text:style-name="T37">&gt; Click </text:span></text:span><text:span text:style-name="Source_20_Text"><text:span text:style-name="T38">Serial Monitor icon</text:span></text:span></text:p>
      <text:p text:style-name="P5"><text:span text:style-name="Source_20_Text"><text:span text:style-name="T38">&gt; Select 115200 baud</text:span></text:span></text:p>
      <text:p text:style-name="P5"><text:span text:style-name="Source_20_Text"><text:span text:style-name="T37">&gt; Click </text:span></text:span><text:span text:style-name="Source_20_Text"><text:span text:style-name="T38">Upload icon </text:span></text:span><text:span text:style-name="Source_20_Text"><text:span text:style-name="T39">(until flash is successful)</text:span></text:span></text:p>
      <text:p text:style-name="P5"><text:span text:style-name="Source_20_Text"><text:span text:style-name="T40"/></text:span></text:p>
      <text:p text:style-name="P5"><text:span text:style-name="Source_20_Text"><text:span text:style-name="T40"/></text:span></text:p>
      <text:p text:style-name="P8"><text:soft-page-break/><text:span text:style-name="Source_20_Text"><text:span text:style-name="T86">SparkFun USB-C Power Delivery Board</text:span></text:span></text:p>
      <text:p text:style-name="P8"><text:span text:style-name="Source_20_Text"><text:span text:style-name="T88"/></text:span></text:p>
      <text:p text:style-name="P5"><text:span text:style-name="Source_20_Text"><text:span text:style-name="T87">New Parameters:</text:span></text:span></text:p>
      <text:p text:style-name="P5"><text:span text:style-name="Source_20_Text"><text:span text:style-name="T87"/></text:span></text:p>
      <text:p text:style-name="P5"><text:span text:style-name="Source_20_Text"><text:span text:style-name="T87">PDO Number: 2</text:span></text:span></text:p>
      <text:p text:style-name="P5"><text:span text:style-name="Source_20_Text"><text:span text:style-name="T87"/></text:span></text:p>
      <text:p text:style-name="P5"><text:span text:style-name="Source_20_Text"><text:span text:style-name="T87">Voltage1 (V): 5.05</text:span></text:span></text:p>
      <text:p text:style-name="P5"><text:span text:style-name="Source_20_Text"><text:span text:style-name="T87">Current1 (A): 2.50</text:span></text:span></text:p>
      <text:p text:style-name="P5"><text:span text:style-name="Source_20_Text"><text:span text:style-name="T87">Lower Voltage Tolerance1 (%): 0</text:span></text:span></text:p>
      <text:p text:style-name="P5"><text:span text:style-name="Source_20_Text"><text:span text:style-name="T87">Upper Voltage Tolerance1 (%): 15</text:span></text:span></text:p>
      <text:p text:style-name="P5"><text:span text:style-name="Source_20_Text"><text:span text:style-name="T87"/></text:span></text:p>
      <text:p text:style-name="P5"><text:span text:style-name="Source_20_Text"><text:span text:style-name="T90">Voltage2 (V): 20.05</text:span></text:span></text:p>
      <text:p text:style-name="P5"><text:span text:style-name="Source_20_Text"><text:span text:style-name="T90">Current2 (A): 1.50</text:span></text:span></text:p>
      <text:p text:style-name="P5"><text:span text:style-name="Source_20_Text"><text:span text:style-name="T87">Lower Voltage Tolerance2 (%): 10</text:span></text:span></text:p>
      <text:p text:style-name="P5"><text:span text:style-name="Source_20_Text"><text:span text:style-name="T87">Upper Voltage Tolerance2 (%): 5</text:span></text:span></text:p>
      <text:p text:style-name="P5"><text:span text:style-name="Source_20_Text"><text:span text:style-name="T87"/></text:span></text:p>
      <text:p text:style-name="P45"><text:span text:style-name="Source_20_Text"><text:span text:style-name="T89">Enable Power Only Above 5V: 1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1e7c745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0T22:57:34.203301917</dc:date>
    <meta:editing-duration>P2DT12H14M23S</meta:editing-duration>
    <meta:editing-cycles>191</meta:editing-cycles>
    <meta:document-statistic meta:table-count="0" meta:image-count="0" meta:object-count="0" meta:page-count="4" meta:paragraph-count="101" meta:word-count="630" meta:character-count="4981" meta:non-whitespace-character-count="4423"/>
  </office:meta>
</office:document-meta>
</file>